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2194561" text:style-name="L1">
        <text:list-item>
          <text:p text:style-name="P1">Variable declaration:</text:p>
        </text:list-item>
      </text:list>
      <text:p text:style-name="Text_20_body">A variable can be declared before it is used in your program using the following syntax:</text:p>
      <text:p text:style-name="Text_20_body">data_type variable_name;</text:p>
      <text:p text:style-name="Text_20_body">For example, to declare an integer variable named "num", you can write:</text:p>
      <text:p text:style-name="Text_20_body">int num;</text:p>
      <text:list xml:id="list44157919" text:style-name="L2">
        <text:list-item>
          <text:p text:style-name="P2">Function declaration:</text:p>
        </text:list-item>
      </text:list>
      <text:p text:style-name="Text_20_body">A function can be declared before it is used in your program using the following syntax:</text:p>
      <text:p text:style-name="Text_20_body">return_type function_name(parameter_list);</text:p>
      <text:p text:style-name="Text_20_body">For example, to declare a function named "add_numbers" that takes two integer parameters and returns an integer value, you can write:</text:p>
      <text:p text:style-name="Text_20_body">int add_numbers(int num1, int num2);</text:p>
      <text:list xml:id="list112766262" text:style-name="L3">
        <text:list-item>
          <text:p text:style-name="P3">Data type declaration:</text:p>
        </text:list-item>
      </text:list>
      <text:p text:style-name="Text_20_body">A new data type can be declared using the following syntax:</text:p>
      <text:p text:style-name="Text_20_body">typedef old_data_type new_data_type;</text:p>
      <text:p text:style-name="Text_20_body">For example, to declare a new data type named "student" that is based on a structure containing two members "name" and "age", you can write:</text:p>
      <text:p text:style-name="Text_20_body">typedef struct { char name[20]; int age; } student;</text:p>
      <text:list xml:id="list3731178617" text:style-name="L4">
        <text:list-item>
          <text:p text:style-name="P4">Enumeration declaration:</text:p>
        </text:list-item>
      </text:list>
      <text:p text:style-name="Text_20_body">An enumeration type can be declared using the following syntax:</text:p>
      <text:p text:style-name="Text_20_body">enum enumeration_name {enumerator1, enumerator2, ...};</text:p>
      <text:p text:style-name="Text_20_body">For example, to declare an enumeration type named "month" with twelve enumerators representing the months of the year, you can write:</text:p>
      <text:p text:style-name="Text_20_body">enum month {Jan, Feb, Mar, Apr, May, Jun, Jul, Aug, Sep, Oct, Nov, Dec};</text:p>
      <text:list xml:id="list1952129603" text:style-name="L5">
        <text:list-item>
          <text:p text:style-name="P5">External declaration:</text:p>
        </text:list-item>
      </text:list>
      <text:p text:style-name="Text_20_body">An external declaration is used to declare a variable or a function that is defined in another file. For example, to declare a global variable named "count" that is defined in another file, you can write:</text:p>
      <text:p text:style-name="Text_20_body">extern int count;</text:p>
      <text:p text:style-name="Text_20_body">These are some of the common types of declaration in C. Proper declaration of variables and functions is important to ensure that they are used correctly in your program and to avoid compilation errors.</text:p>
      <text:p text:style-name="P14"><draw:frame draw:style-name="fr1" draw:name="Image1" text:anchor-type="as-char" svg:width="1.997cm" svg:height="0.998cm" draw:z-index="0"><draw:image xlink:href="Pictures/1000004E0000000000000000DB8080F90BBAFF57.svg" xlink:type="simple" xlink:show="embed" xlink:actuate="onLoad" loext:mime-type="image/svg+xml"/><draw:image/></draw:frame><draw:frame draw:style-name="fr2" draw:name="Image2" text:anchor-type="char" svg:width="0.041cm" svg:height="0.041cm" draw:z-index="1"><draw:image xlink:href="https://chat.openai.com/_next/image?url=https%3A%2F%2Flh3.googleusercontent.com%2Fa%2FAGNmyxaL_MqM8JvC55zfm1zHkcs9ySkjeYJxnMq4dAfU5w%3Ds96-c&amp;w=64&amp;q=75" xlink:type="simple" xlink:show="embed" xlink:actuate="onLoad" loext:mime-type=""/><svg:title>Vignesh. Km</svg:title></draw:frame></text:p>
      <text:p text:style-name="Text_20_body">please continue</text:p>
      <text:list xml:id="list1566437390" text:style-name="L6">
        <text:list-item>
          <text:p text:style-name="P6">Pointer declaration:</text:p>
        </text:list-item>
      </text:list>
      <text:p text:style-name="Text_20_body"><text:soft-page-break/>A pointer is a variable that stores the memory address of another variable. A pointer can be declared using the following syntax:</text:p>
      <text:p text:style-name="Text_20_body">data_type *pointer_name;</text:p>
      <text:p text:style-name="Text_20_body">For example, to declare a pointer named "ptr" that points to an integer variable, you can write:</text:p>
      <text:p text:style-name="Text_20_body">int *ptr;</text:p>
      <text:list xml:id="list3001216918" text:style-name="L7">
        <text:list-item>
          <text:p text:style-name="P7">Function pointer declaration:</text:p>
        </text:list-item>
      </text:list>
      <text:p text:style-name="Text_20_body">A function pointer is a pointer that points to a function. A function pointer can be declared using the following syntax:</text:p>
      <text:p text:style-name="Text_20_body">return_type (*function_pointer_name)(parameter_list);</text:p>
      <text:p text:style-name="Text_20_body">For example, to declare a function pointer named "ptr" that points to a function named "add_numbers" that takes two integer parameters and returns an integer value, you can write:</text:p>
      <text:p text:style-name="Text_20_body">int (*ptr)(int num1, int num2);</text:p>
      <text:list xml:id="list627029456" text:style-name="L8">
        <text:list-item>
          <text:p text:style-name="P8">Constant declaration:</text:p>
        </text:list-item>
      </text:list>
      <text:p text:style-name="Text_20_body">A constant is a value that cannot be modified during the execution of your program. A constant can be declared using the following syntax:</text:p>
      <text:p text:style-name="Text_20_body">const data_type constant_name = value;</text:p>
      <text:p text:style-name="Text_20_body">For example, to declare a constant named "PI" with a value of 3.14159, you can write:</text:p>
      <text:p text:style-name="Text_20_body">const float PI = 3.14159;</text:p>
      <text:list xml:id="list1239149151" text:style-name="L9">
        <text:list-item>
          <text:p text:style-name="P9">Static declaration:</text:p>
        </text:list-item>
      </text:list>
      <text:p text:style-name="Text_20_body">A static variable is a variable that retains its value between function calls. A static variable can be declared using the following syntax:</text:p>
      <text:p text:style-name="Text_20_body">static data_type static_variable_name;</text:p>
      <text:p text:style-name="Text_20_body">For example, to declare a static integer variable named "count", you can write:</text:p>
      <text:p text:style-name="Text_20_body">static int count;</text:p>
      <text:list xml:id="list2108269346" text:style-name="L10">
        <text:list-item>
          <text:p text:style-name="P10">Extern declaration:</text:p>
        </text:list-item>
      </text:list>
      <text:p text:style-name="Text_20_body">An extern declaration is used to declare a variable or a function that is defined in another file. For example, to declare a global variable named "count" that is defined in another file, you can write:</text:p>
      <text:p text:style-name="Text_20_body">extern int count;</text:p>
      <text:p text:style-name="Text_20_body">These are some of the common types of declaration in C. Proper declaration of variables and functions is important to ensure that they are used correctly in your program and to avoid compilation errors.</text:p>
      <text:p text:style-name="P14"><draw:frame draw:style-name="fr1" draw:name="Image3" text:anchor-type="as-char" svg:width="1.997cm" svg:height="0.998cm" draw:z-index="2"><draw:image xlink:href="Pictures/1000004E0000000000000000DB8080F90BBAFF57.svg" xlink:type="simple" xlink:show="embed" xlink:actuate="onLoad" loext:mime-type="image/svg+xml"/><draw:image/></draw:frame><draw:frame draw:style-name="fr2" draw:name="Image4" text:anchor-type="char" svg:width="0.041cm" svg:height="0.041cm" draw:z-index="3"><draw:image xlink:href="https://chat.openai.com/_next/image?url=https%3A%2F%2Flh3.googleusercontent.com%2Fa%2FAGNmyxaL_MqM8JvC55zfm1zHkcs9ySkjeYJxnMq4dAfU5w%3Ds96-c&amp;w=64&amp;q=75" xlink:type="simple" xlink:show="embed" xlink:actuate="onLoad" loext:mime-type=""/><svg:title>Vignesh. Km</svg:title></draw:frame></text:p>
      <text:p text:style-name="Text_20_body">please continue</text:p>
      <text:list xml:id="list657954106" text:style-name="L11">
        <text:list-item>
          <text:p text:style-name="P11">Struct declaration:</text:p>
        </text:list-item>
      </text:list>
      <text:p text:style-name="Text_20_body"><text:soft-page-break/>A struct is a composite data type that groups together variables of different data types under a single name. A struct can be declared using the following syntax:</text:p>
      <text:p text:style-name="Text_20_body">struct struct_name { data_type member1; data_type member2; ... };</text:p>
      <text:p text:style-name="Text_20_body">For example, to declare a struct named "person" with members "name" and "age", you can write:</text:p>
      <text:p text:style-name="Text_20_body">struct person { char name[20]; int age; };</text:p>
      <text:list xml:id="list1966461254" text:style-name="L12">
        <text:list-item>
          <text:p text:style-name="P12">Union declaration:</text:p>
        </text:list-item>
      </text:list>
      <text:p text:style-name="Text_20_body">A union is a composite data type that allows the storage of different data types in the same memory location. A union can be declared using the following syntax:</text:p>
      <text:p text:style-name="Text_20_body">union union_name { data_type member1; data_type member2; ... };</text:p>
      <text:p text:style-name="Text_20_body">For example, to declare a union named "value" that can store an integer, a float, or a char, you can write:</text:p>
      <text:p text:style-name="Text_20_body">union value { int num; float decimal; char character; };</text:p>
      <text:list xml:id="list221762395" text:style-name="L13">
        <text:list-item>
          <text:p text:style-name="P13">Enum declaration:</text:p>
        </text:list-item>
      </text:list>
      <text:p text:style-name="Text_20_body">An enum is a data type that consists of a set of named values, called enumerators. An enum can be declared using the following syntax:</text:p>
      <text:p text:style-name="Text_20_body">enum enum_name { enumerator1, enumerator2, ... };</text:p>
      <text:p text:style-name="Text_20_body">For example, to declare an enum named "color" with values "red", "green", and "blue", you can write:</text:p>
      <text:p text:style-name="Text_20_body">enum color { red, green, blue };</text:p>
      <text:p text:style-name="Text_20_body">These are some of the common types of declaration in C. Proper declaration of variables, functions, and data types is important to ensure that they are used correctly in your program and to avoid compilation erro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7:45:01.663323440</meta:creation-date>
    <dc:date>2023-03-15T17:50:19.143820638</dc:date>
    <meta:editing-duration>PT5M17S</meta:editing-duration>
    <meta:editing-cycles>1</meta:editing-cycles>
    <meta:document-statistic meta:table-count="0" meta:image-count="4" meta:object-count="0" meta:page-count="3" meta:paragraph-count="68" meta:word-count="779" meta:character-count="4754" meta:non-whitespace-character-count="4054"/>
    <meta:generator>LibreOffice/6.0.7.3$Linux_X86_64 LibreOffice_project/00m0$Build-3</meta:generator>
  </office:meta>
</office:document-meta>
</file>